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officeooo:paragraph-rsid="0014b076"/>
    </style:style>
    <style:style style:name="P2" style:family="paragraph" style:parent-style-name="Heading_20_1">
      <style:text-properties officeooo:rsid="000e76c1" officeooo:paragraph-rsid="0014b076"/>
    </style:style>
    <style:style style:name="P3" style:family="paragraph" style:parent-style-name="Heading_20_1">
      <style:text-properties officeooo:rsid="0014b076" officeooo:paragraph-rsid="0014b076"/>
    </style:style>
    <style:style style:name="P4" style:family="paragraph" style:parent-style-name="Heading_20_1">
      <style:text-properties officeooo:rsid="00162e70" officeooo:paragraph-rsid="00162e70"/>
    </style:style>
    <style:style style:name="P5" style:family="paragraph" style:parent-style-name="Text_20_body">
      <style:text-properties officeooo:rsid="0014b076" officeooo:paragraph-rsid="0014b076"/>
    </style:style>
    <style:style style:name="P6" style:family="paragraph" style:parent-style-name="Text_20_body" style:list-style-name="L1">
      <style:text-properties officeooo:rsid="0014b076" officeooo:paragraph-rsid="0014b076"/>
    </style:style>
    <style:style style:name="P7" style:family="paragraph" style:parent-style-name="Text_20_body">
      <style:text-properties officeooo:rsid="000e76c1" officeooo:paragraph-rsid="0014b076"/>
    </style:style>
    <style:style style:name="P8" style:family="paragraph" style:parent-style-name="Text_20_body">
      <style:text-properties officeooo:rsid="00162e70" officeooo:paragraph-rsid="00162e70"/>
    </style:style>
    <style:style style:name="T1" style:family="text">
      <style:text-properties officeooo:rsid="0014b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äärittelydokumentti</text:span></text:p>
      <text:h text:style-name="P2" text:outline-level="1">Yleiskuva</text:h>
      <text:p text:style-name="P7">Tiralabra-Compression toteuttaa Lempel-Ziv-Welch -algoritmin enkooderina sekä dekooderina. Toteutetulla ohjelmalla voi tiivistää minkä tahansa tiedoston 12- tai 16-bittisillä koodiavaimilla. LZW-algoritmi on hyvin suosittu kompressioalgoritmi ja se ei edellytä erillistä koodiavaintaulukkoa, vaan taulukko rakennetaan enkoodatessa sekä dekoodatessa. Tämä tekee LZW-algoritmista myös erittäin sopeutuvan, sillä kooditaulukko tyhjennetään sen täyttyessä ja täytetään uusilla avainsanoilla. Näin ollen algoritmi sopeutuu tiedoston sisällä vaihtuviin symbolien esiintymistiheyksiin.</text:p>
      <text:h text:style-name="P3" text:outline-level="1">Käytetyt tietorakenteet</text:h>
      <text:list xml:id="list3420568147" text:style-name="L1">
        <text:list-item>
          <text:p text:style-name="P6">Taulukot</text:p>
        </text:list-item>
        <text:list-item>
          <text:p text:style-name="P6">Linkitetyt listat</text:p>
        </text:list-item>
        <text:list-item>
          <text:p text:style-name="P6">Tasapainotettu binääripuu (mahdollisena optimointina projektin loppupuolella)</text:p>
        </text:list-item>
      </text:list>
      <text:h text:style-name="P3" text:outline-level="1">Validit syötteet</text:h>
      <text:p text:style-name="P5">LZW on häviötön algoritmi, joten syötteeksi kelpaa mikä tahansa tiedosto. Enkoodatut tiedostot sisältävät tunnisteet, jolla ohjelma osaa dekoodata ne.</text:p>
      <text:h text:style-name="P4" text:outline-level="1">Vaativuusmäärittely</text:h>
      <text:p text:style-name="P8">LZW-algoritmi on sopeutuva algoritmi, jossa taulukon maksimikoko ei riipu lähdetiedoston koosta. Koska taulukko tyhjennetään tietyin väliajoin, enkoodaus/dekoodausprosessin voi ajatella jakautuvan tietynmittaisiin, erillisiin paloih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1:07:42.889352713</meta:creation-date>
    <dc:date>2017-04-16T01:29:49.913820228</dc:date>
    <meta:editing-duration>PT7M9S</meta:editing-duration>
    <meta:editing-cycles>1</meta:editing-cycles>
    <meta:generator>LibreOffice/5.3.1.2$Linux_X86_64 LibreOffice_project/30m0$Build-2</meta:generator>
    <meta:document-statistic meta:table-count="0" meta:image-count="0" meta:object-count="0" meta:page-count="1" meta:paragraph-count="11" meta:word-count="120" meta:character-count="1155" meta:non-whitespace-character-count="1049"/>
  </office:meta>
</office:document-meta>
</file>